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宜蘭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宜蘭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第11屆平地原住民立法委員選舉候選人在宜蘭縣在各村(里)得票數一覽表</text:p>
          </table:table-cell>
          <table:covered-table-cell table:number-columns-repeated="18" table:style-name="ce1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9" table:number-rows-spanned="1">
            <text:p>各候選人得票情形</text:p>
          </table:table-cell>
          <table:covered-table-cell table:number-columns-repeated="8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高美珠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陳瑩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陳國榮</text:p>
            <text:p>台灣維新</text:p>
          </table:table-cell>
          <table:table-cell table:style-name="ce1" office:value-type="string" calcext:value-type="string" table:number-columns-spanned="1" table:number-rows-spanned="3">
            <text:p>(4)</text:p>
            <text:p>陳政宗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忠仁．達祿斯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吳建智咖啡哥</text:p>
            <text:p>無</text:p>
          </table:table-cell>
          <table:table-cell table:style-name="ce1" office:value-type="string" calcext:value-type="string" table:number-columns-spanned="1" table:number-rows-spanned="3">
            <text:p>(7)</text:p>
            <text:p>黃仁</text:p>
            <text:p>中國國民黨</text:p>
          </table:table-cell>
          <table:table-cell table:style-name="ce1" office:value-type="string" calcext:value-type="string" table:number-columns-spanned="1" table:number-rows-spanned="3">
            <text:p>(8)</text:p>
            <text:p>米甘幹．理佛克</text:p>
            <text:p>新黨</text:p>
          </table:table-cell>
          <table:table-cell table:style-name="ce1" office:value-type="string" calcext:value-type="string" table:number-columns-spanned="1" table:number-rows-spanned="3">
            <text:p>(9)</text:p>
            <text:p>鄭天財 Sra‧Kacaw</text:p>
            <text:p>中國國民黨</text:p>
          </table:table-cell>
          <table:covered-table-cell table:number-columns-repeated="8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69" calcext:value-type="float">
            <text:p>69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2076" calcext:value-type="float">
            <text:p>2,076</text:p>
          </table:table-cell>
          <table:table-cell table:style-name="ce4" office:value-type="string" calcext:value-type="string">
            <text:p>58.6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宜蘭市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88" calcext:value-type="float">
            <text:p>288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軍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泰山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負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思源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七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神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進士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凱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津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業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擺厘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41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七張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孝廉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小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菜園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慈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茭白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津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梅洲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36.3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羅東鎮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1" calcext:value-type="float">
            <text:p>231</text:p>
          </table:table-cell>
          <table:table-cell table:style-name="ce4" office:value-type="string" calcext:value-type="string">
            <text:p>56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開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48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群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41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羅莊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4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1.1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豪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漢民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維揚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成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賢文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公正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集祥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樹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蘇澳鎮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10" calcext:value-type="float">
            <text:p>410</text:p>
          </table:table-cell>
          <table:table-cell table:style-name="ce4" office:value-type="string" calcext:value-type="string">
            <text:p>53.4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寮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存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邊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57.5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隘丁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聖愛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51.6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聖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蘇西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7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蘇北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蘇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蘇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光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春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70.5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樂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正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31.0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寧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建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澳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24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頭城鎮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30" calcext:value-type="float">
            <text:p>130</text:p>
          </table:table-cell>
          <table:table-cell table:style-name="ce4" office:value-type="string" calcext:value-type="string">
            <text:p>63.0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城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里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龜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溪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合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更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外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口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武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64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城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城北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城西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城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2.9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建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0.8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拔雅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成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面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埔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埔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二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礁溪鄉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64" calcext:value-type="float">
            <text:p>164</text:p>
          </table:table-cell>
          <table:table-cell table:style-name="ce4" office:value-type="string" calcext:value-type="string">
            <text:p>64.6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白雲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石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陽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忠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52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義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六結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二龍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時潮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田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民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美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白鵝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光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武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吳沙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潭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匏崙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69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二結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壯圍鄉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2" calcext:value-type="float">
            <text:p>92</text:p>
          </table:table-cell>
          <table:table-cell table:style-name="ce4" office:value-type="string" calcext:value-type="string">
            <text:p>64.1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吉祥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90.9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古結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美福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南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港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過嶺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鎮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孝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古亭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功勞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美城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社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福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員山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66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員山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3.1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尚德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惠好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七賢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深溝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蓁巷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城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華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頭分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枕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同樂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東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逸仙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北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西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冬山鄉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79" calcext:value-type="float">
            <text:p>179</text:p>
          </table:table-cell>
          <table:table-cell table:style-name="ce4" office:value-type="string" calcext:value-type="string">
            <text:p>65.9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珍珠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補城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奇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城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5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香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68.9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平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冬山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太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八寶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丸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山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順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8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美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武淵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群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清溝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鹿埔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得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安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柯林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進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五結鄉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02" calcext:value-type="float">
            <text:p>202</text:p>
          </table:table-cell>
          <table:table-cell table:style-name="ce4" office:value-type="string" calcext:value-type="string">
            <text:p>62.8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二結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鎮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91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四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四結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結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7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協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吉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58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孝威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錦眾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利澤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5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興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61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季新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47.0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三星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29" calcext:value-type="float">
            <text:p>129</text:p>
          </table:table-cell>
          <table:table-cell table:style-name="ce4" office:value-type="string" calcext:value-type="string">
            <text:p>47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員山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天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天福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德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2.9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貴林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雙賢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人和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德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集慶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月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拱照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3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行健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36.8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義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尚武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洲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尾塹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大同鄉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58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寒溪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崙埤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2.9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松羅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英士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樂水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茂安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四季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山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南澳鄉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8" calcext:value-type="float">
            <text:p>98</text:p>
          </table:table-cell>
          <table:table-cell table:style-name="ce4" office:value-type="string" calcext:value-type="string">
            <text:p>52.0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岳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3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澳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碧候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岳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武塔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洋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澳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6.67</text:p>
          </table:table-cell>
          <table:table-cell table:number-columns-repeated="1005"/>
        </table:table-row>
        <table:table-row table:style-name="ro1" table:number-rows-repeated="10483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宜蘭縣" style:display-name="PageStyle_宜蘭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32</meta:creation-date>
    <meta:initial-creator>Apache POI</meta:initial-creator>
    <meta:generator>LibreOffice/6.0.7.3$Linux_X86_64 LibreOffice_project/00m0$Build-3</meta:generator>
    <meta:document-statistic meta:table-count="1" meta:cell-count="4449" meta:object-count="0"/>
  </office:meta>
</office:document-meta>
</file>